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66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number-columns-repeated="4"/>
          <table:table-cell office:value-type="string" calcext:value-type="string">
            <text:p>Level</text:p>
          </table:table-cell>
          <table:table-cell office:value-type="string" calcext:value-type="string">
            <text:p>XP_Needed</text:p>
          </table:table-cell>
          <table:table-cell office:value-type="string" calcext:value-type="string">
            <text:p>XP_Diff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Days_Diff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ROUNDDOWN([.$B$8]*[.E2]^2 + [.$B$9]*[.E2])" office:value-type="float" office:value="0" calcext:value-type="float">
            <text:p>0</text:p>
          </table:table-cell>
          <table:table-cell/>
          <table:table-cell table:formula="of:=[.F2] / [.$B$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vel 1 XP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ROUNDDOWN([.$B$8]*[.E3]^2 + [.$B$9]*[.E3])" office:value-type="float" office:value="500" calcext:value-type="float">
            <text:p>500</text:p>
          </table:table-cell>
          <table:table-cell table:formula="of:=[.F3]-[.F2]" office:value-type="float" office:value="500" calcext:value-type="float">
            <text:p>500</text:p>
          </table:table-cell>
          <table:table-cell table:formula="of:=[.F3] / [.$B$13]" office:value-type="float" office:value="0.25" calcext:value-type="float">
            <text:p>0,25</text:p>
          </table:table-cell>
          <table:table-cell table:formula="of:=[.H3]-[.H2]"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Last Level XP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ROUNDDOWN([.$B$8]*[.E4]^2 + [.$B$9]*[.E4])" office:value-type="float" office:value="1370" calcext:value-type="float">
            <text:p>1370</text:p>
          </table:table-cell>
          <table:table-cell table:formula="of:=[.F4]-[.F3]" office:value-type="float" office:value="870" calcext:value-type="float">
            <text:p>870</text:p>
          </table:table-cell>
          <table:table-cell table:formula="of:=[.F4] / [.$B$13]" office:value-type="float" office:value="0.685" calcext:value-type="float">
            <text:p>0,685</text:p>
          </table:table-cell>
          <table:table-cell table:formula="of:=[.H4]-[.H3]" office:value-type="float" office:value="0.435" calcext:value-type="float">
            <text:p>0,435</text:p>
          </table:table-cell>
        </table:table-row>
        <table:table-row table:style-name="ro1">
          <table:table-cell office:value-type="string" calcext:value-type="string">
            <text:p>Levels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ROUNDDOWN([.$B$8]*[.E5]^2 + [.$B$9]*[.E5])" office:value-type="float" office:value="2612" calcext:value-type="float">
            <text:p>2612</text:p>
          </table:table-cell>
          <table:table-cell table:formula="of:=[.F5]-[.F4]" office:value-type="float" office:value="1242" calcext:value-type="float">
            <text:p>1242</text:p>
          </table:table-cell>
          <table:table-cell table:formula="of:=[.F5] / [.$B$13]" office:value-type="float" office:value="1.306" calcext:value-type="float">
            <text:p>1,306</text:p>
          </table:table-cell>
          <table:table-cell table:formula="of:=[.H5]-[.H4]" office:value-type="float" office:value="0.621" calcext:value-type="float">
            <text:p>0,621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ROUNDDOWN([.$B$8]*[.E6]^2 + [.$B$9]*[.E6])" office:value-type="float" office:value="4225" calcext:value-type="float">
            <text:p>4225</text:p>
          </table:table-cell>
          <table:table-cell table:formula="of:=[.F6]-[.F5]" office:value-type="float" office:value="1613" calcext:value-type="float">
            <text:p>1613</text:p>
          </table:table-cell>
          <table:table-cell table:formula="of:=[.F6] / [.$B$13]" office:value-type="float" office:value="2.1125" calcext:value-type="float">
            <text:p>2,1125</text:p>
          </table:table-cell>
          <table:table-cell table:formula="of:=[.H6]-[.H5]" office:value-type="float" office:value="0.8065" calcext:value-type="float">
            <text:p>0,8065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ROUNDDOWN([.$B$8]*[.E7]^2 + [.$B$9]*[.E7])" office:value-type="float" office:value="6209" calcext:value-type="float">
            <text:p>6209</text:p>
          </table:table-cell>
          <table:table-cell table:formula="of:=[.F7]-[.F6]" office:value-type="float" office:value="1984" calcext:value-type="float">
            <text:p>1984</text:p>
          </table:table-cell>
          <table:table-cell table:formula="of:=[.F7] / [.$B$13]" office:value-type="float" office:value="3.1045" calcext:value-type="float">
            <text:p>3,1045</text:p>
          </table:table-cell>
          <table:table-cell table:formula="of:=[.H7]-[.H6]" office:value-type="float" office:value="0.992" calcext:value-type="float">
            <text:p>0,99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[.B3]-[.B9]" office:value-type="float" office:value="185.483870967742" calcext:value-type="float">
            <text:p>185,4838709677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ROUNDDOWN([.$B$8]*[.E8]^2 + [.$B$9]*[.E8])" office:value-type="float" office:value="8564" calcext:value-type="float">
            <text:p>8564</text:p>
          </table:table-cell>
          <table:table-cell table:formula="of:=[.F8]-[.F7]" office:value-type="float" office:value="2355" calcext:value-type="float">
            <text:p>2355</text:p>
          </table:table-cell>
          <table:table-cell table:formula="of:=[.F8] / [.$B$13]" office:value-type="float" office:value="4.282" calcext:value-type="float">
            <text:p>4,282</text:p>
          </table:table-cell>
          <table:table-cell table:formula="of:=[.H8]-[.H7]" office:value-type="float" office:value="1.1775" calcext:value-type="float">
            <text:p>1,177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([.B4]-[.B3]*[.B5]^2) / ([.B5]-[.B5]^2)" office:value-type="float" office:value="314.516129032258" calcext:value-type="float">
            <text:p>314,51612903225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ROUNDDOWN([.$B$8]*[.E9]^2 + [.$B$9]*[.E9])" office:value-type="float" office:value="11290" calcext:value-type="float">
            <text:p>11290</text:p>
          </table:table-cell>
          <table:table-cell table:formula="of:=[.F9]-[.F8]" office:value-type="float" office:value="2726" calcext:value-type="float">
            <text:p>2726</text:p>
          </table:table-cell>
          <table:table-cell table:formula="of:=[.F9] / [.$B$13]" office:value-type="float" office:value="5.645" calcext:value-type="float">
            <text:p>5,645</text:p>
          </table:table-cell>
          <table:table-cell table:formula="of:=[.H9]-[.H8]" office:value-type="float" office:value="1.363" calcext:value-type="float">
            <text:p>1,363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ROUNDDOWN([.$B$8]*[.E10]^2 + [.$B$9]*[.E10])" office:value-type="float" office:value="14387" calcext:value-type="float">
            <text:p>14387</text:p>
          </table:table-cell>
          <table:table-cell table:formula="of:=[.F10]-[.F9]" office:value-type="float" office:value="3097" calcext:value-type="float">
            <text:p>3097</text:p>
          </table:table-cell>
          <table:table-cell table:formula="of:=[.F10] / [.$B$13]" office:value-type="float" office:value="7.1935" calcext:value-type="float">
            <text:p>7,1935</text:p>
          </table:table-cell>
          <table:table-cell table:formula="of:=[.H10]-[.H9]" office:value-type="float" office:value="1.5485" calcext:value-type="float">
            <text:p>1,5485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ROUNDDOWN([.$B$8]*[.E11]^2 + [.$B$9]*[.E11])" office:value-type="float" office:value="17854" calcext:value-type="float">
            <text:p>17854</text:p>
          </table:table-cell>
          <table:table-cell table:formula="of:=[.F11]-[.F10]" office:value-type="float" office:value="3467" calcext:value-type="float">
            <text:p>3467</text:p>
          </table:table-cell>
          <table:table-cell table:formula="of:=[.F11] / [.$B$13]" office:value-type="float" office:value="8.927" calcext:value-type="float">
            <text:p>8,927</text:p>
          </table:table-cell>
          <table:table-cell table:formula="of:=[.H11]-[.H10]" office:value-type="float" office:value="1.7335" calcext:value-type="float">
            <text:p>1,7335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ROUNDDOWN([.$B$8]*[.E12]^2 + [.$B$9]*[.E12])" office:value-type="float" office:value="21693" calcext:value-type="float">
            <text:p>21693</text:p>
          </table:table-cell>
          <table:table-cell table:formula="of:=[.F12]-[.F11]" office:value-type="float" office:value="3839" calcext:value-type="float">
            <text:p>3839</text:p>
          </table:table-cell>
          <table:table-cell table:formula="of:=[.F12] / [.$B$13]" office:value-type="float" office:value="10.8465" calcext:value-type="float">
            <text:p>10,8465</text:p>
          </table:table-cell>
          <table:table-cell table:formula="of:=[.H12]-[.H11]" office:value-type="float" office:value="1.9195" calcext:value-type="float">
            <text:p>1,9195</text:p>
          </table:table-cell>
        </table:table-row>
        <table:table-row table:style-name="ro1">
          <table:table-cell office:value-type="string" calcext:value-type="string">
            <text:p>XP per Day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ROUNDDOWN([.$B$8]*[.E13]^2 + [.$B$9]*[.E13])" office:value-type="float" office:value="25903" calcext:value-type="float">
            <text:p>25903</text:p>
          </table:table-cell>
          <table:table-cell table:formula="of:=[.F13]-[.F12]" office:value-type="float" office:value="4210" calcext:value-type="float">
            <text:p>4210</text:p>
          </table:table-cell>
          <table:table-cell table:formula="of:=[.F13] / [.$B$13]" office:value-type="float" office:value="12.9515" calcext:value-type="float">
            <text:p>12,9515</text:p>
          </table:table-cell>
          <table:table-cell table:formula="of:=[.H13]-[.H12]" office:value-type="float" office:value="2.105" calcext:value-type="float">
            <text:p>2,105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ROUNDDOWN([.$B$8]*[.E14]^2 + [.$B$9]*[.E14])" office:value-type="float" office:value="30483" calcext:value-type="float">
            <text:p>30483</text:p>
          </table:table-cell>
          <table:table-cell table:formula="of:=[.F14]-[.F13]" office:value-type="float" office:value="4580" calcext:value-type="float">
            <text:p>4580</text:p>
          </table:table-cell>
          <table:table-cell table:formula="of:=[.F14] / [.$B$13]" office:value-type="float" office:value="15.2415" calcext:value-type="float">
            <text:p>15,2415</text:p>
          </table:table-cell>
          <table:table-cell table:formula="of:=[.H14]-[.H13]" office:value-type="float" office:value="2.29" calcext:value-type="float">
            <text:p>2,29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ROUNDDOWN([.$B$8]*[.E15]^2 + [.$B$9]*[.E15])" office:value-type="float" office:value="35435" calcext:value-type="float">
            <text:p>35435</text:p>
          </table:table-cell>
          <table:table-cell table:formula="of:=[.F15]-[.F14]" office:value-type="float" office:value="4952" calcext:value-type="float">
            <text:p>4952</text:p>
          </table:table-cell>
          <table:table-cell table:formula="of:=[.F15] / [.$B$13]" office:value-type="float" office:value="17.7175" calcext:value-type="float">
            <text:p>17,7175</text:p>
          </table:table-cell>
          <table:table-cell table:formula="of:=[.H15]-[.H14]" office:value-type="float" office:value="2.476" calcext:value-type="float">
            <text:p>2,476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ROUNDDOWN([.$B$8]*[.E16]^2 + [.$B$9]*[.E16])" office:value-type="float" office:value="40758" calcext:value-type="float">
            <text:p>40758</text:p>
          </table:table-cell>
          <table:table-cell table:formula="of:=[.F16]-[.F15]" office:value-type="float" office:value="5323" calcext:value-type="float">
            <text:p>5323</text:p>
          </table:table-cell>
          <table:table-cell table:formula="of:=[.F16] / [.$B$13]" office:value-type="float" office:value="20.379" calcext:value-type="float">
            <text:p>20,379</text:p>
          </table:table-cell>
          <table:table-cell table:formula="of:=[.H16]-[.H15]" office:value-type="float" office:value="2.6615" calcext:value-type="float">
            <text:p>2,6615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ROUNDDOWN([.$B$8]*[.E17]^2 + [.$B$9]*[.E17])" office:value-type="float" office:value="46451" calcext:value-type="float">
            <text:p>46451</text:p>
          </table:table-cell>
          <table:table-cell table:formula="of:=[.F17]-[.F16]" office:value-type="float" office:value="5693" calcext:value-type="float">
            <text:p>5693</text:p>
          </table:table-cell>
          <table:table-cell table:formula="of:=[.F17] / [.$B$13]" office:value-type="float" office:value="23.2255" calcext:value-type="float">
            <text:p>23,2255</text:p>
          </table:table-cell>
          <table:table-cell table:formula="of:=[.H17]-[.H16]" office:value-type="float" office:value="2.8465" calcext:value-type="float">
            <text:p>2,8465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ROUNDDOWN([.$B$8]*[.E18]^2 + [.$B$9]*[.E18])" office:value-type="float" office:value="52516" calcext:value-type="float">
            <text:p>52516</text:p>
          </table:table-cell>
          <table:table-cell table:formula="of:=[.F18]-[.F17]" office:value-type="float" office:value="6065" calcext:value-type="float">
            <text:p>6065</text:p>
          </table:table-cell>
          <table:table-cell table:formula="of:=[.F18] / [.$B$13]" office:value-type="float" office:value="26.258" calcext:value-type="float">
            <text:p>26,258</text:p>
          </table:table-cell>
          <table:table-cell table:formula="of:=[.H18]-[.H17]" office:value-type="float" office:value="3.0325" calcext:value-type="float">
            <text:p>3,0325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ROUNDDOWN([.$B$8]*[.E19]^2 + [.$B$9]*[.E19])" office:value-type="float" office:value="58951" calcext:value-type="float">
            <text:p>58951</text:p>
          </table:table-cell>
          <table:table-cell table:formula="of:=[.F19]-[.F18]" office:value-type="float" office:value="6435" calcext:value-type="float">
            <text:p>6435</text:p>
          </table:table-cell>
          <table:table-cell table:formula="of:=[.F19] / [.$B$13]" office:value-type="float" office:value="29.4755" calcext:value-type="float">
            <text:p>29,4755</text:p>
          </table:table-cell>
          <table:table-cell table:formula="of:=[.H19]-[.H18]" office:value-type="float" office:value="3.2175" calcext:value-type="float">
            <text:p>3,2175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ROUNDDOWN([.$B$8]*[.E20]^2 + [.$B$9]*[.E20])" office:value-type="float" office:value="65758" calcext:value-type="float">
            <text:p>65758</text:p>
          </table:table-cell>
          <table:table-cell table:formula="of:=[.F20]-[.F19]" office:value-type="float" office:value="6807" calcext:value-type="float">
            <text:p>6807</text:p>
          </table:table-cell>
          <table:table-cell table:formula="of:=[.F20] / [.$B$13]" office:value-type="float" office:value="32.879" calcext:value-type="float">
            <text:p>32,879</text:p>
          </table:table-cell>
          <table:table-cell table:formula="of:=[.H20]-[.H19]" office:value-type="float" office:value="3.4035" calcext:value-type="float">
            <text:p>3,4035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ROUNDDOWN([.$B$8]*[.E21]^2 + [.$B$9]*[.E21])" office:value-type="float" office:value="72935" calcext:value-type="float">
            <text:p>72935</text:p>
          </table:table-cell>
          <table:table-cell table:formula="of:=[.F21]-[.F20]" office:value-type="float" office:value="7177" calcext:value-type="float">
            <text:p>7177</text:p>
          </table:table-cell>
          <table:table-cell table:formula="of:=[.F21] / [.$B$13]" office:value-type="float" office:value="36.4675" calcext:value-type="float">
            <text:p>36,4675</text:p>
          </table:table-cell>
          <table:table-cell table:formula="of:=[.H21]-[.H20]" office:value-type="float" office:value="3.5885" calcext:value-type="float">
            <text:p>3,5885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ROUNDDOWN([.$B$8]*[.E22]^2 + [.$B$9]*[.E22])" office:value-type="float" office:value="80483" calcext:value-type="float">
            <text:p>80483</text:p>
          </table:table-cell>
          <table:table-cell table:formula="of:=[.F22]-[.F21]" office:value-type="float" office:value="7548" calcext:value-type="float">
            <text:p>7548</text:p>
          </table:table-cell>
          <table:table-cell table:formula="of:=[.F22] / [.$B$13]" office:value-type="float" office:value="40.2415" calcext:value-type="float">
            <text:p>40,2415</text:p>
          </table:table-cell>
          <table:table-cell table:formula="of:=[.H22]-[.H21]" office:value-type="float" office:value="3.774" calcext:value-type="float">
            <text:p>3,774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ROUNDDOWN([.$B$8]*[.E23]^2 + [.$B$9]*[.E23])" office:value-type="float" office:value="88403" calcext:value-type="float">
            <text:p>88403</text:p>
          </table:table-cell>
          <table:table-cell table:formula="of:=[.F23]-[.F22]" office:value-type="float" office:value="7920" calcext:value-type="float">
            <text:p>7920</text:p>
          </table:table-cell>
          <table:table-cell table:formula="of:=[.F23] / [.$B$13]" office:value-type="float" office:value="44.2015" calcext:value-type="float">
            <text:p>44,2015</text:p>
          </table:table-cell>
          <table:table-cell table:formula="of:=[.H23]-[.H22]" office:value-type="float" office:value="3.96" calcext:value-type="float">
            <text:p>3,96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ROUNDDOWN([.$B$8]*[.E24]^2 + [.$B$9]*[.E24])" office:value-type="float" office:value="96693" calcext:value-type="float">
            <text:p>96693</text:p>
          </table:table-cell>
          <table:table-cell table:formula="of:=[.F24]-[.F23]" office:value-type="float" office:value="8290" calcext:value-type="float">
            <text:p>8290</text:p>
          </table:table-cell>
          <table:table-cell table:formula="of:=[.F24] / [.$B$13]" office:value-type="float" office:value="48.3465" calcext:value-type="float">
            <text:p>48,3465</text:p>
          </table:table-cell>
          <table:table-cell table:formula="of:=[.H24]-[.H23]" office:value-type="float" office:value="4.145" calcext:value-type="float">
            <text:p>4,14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ROUNDDOWN([.$B$8]*[.E25]^2 + [.$B$9]*[.E25])" office:value-type="float" office:value="105354" calcext:value-type="float">
            <text:p>105354</text:p>
          </table:table-cell>
          <table:table-cell table:formula="of:=[.F25]-[.F24]" office:value-type="float" office:value="8661" calcext:value-type="float">
            <text:p>8661</text:p>
          </table:table-cell>
          <table:table-cell table:formula="of:=[.F25] / [.$B$13]" office:value-type="float" office:value="52.677" calcext:value-type="float">
            <text:p>52,677</text:p>
          </table:table-cell>
          <table:table-cell table:formula="of:=[.H25]-[.H24]" office:value-type="float" office:value="4.3305" calcext:value-type="float">
            <text:p>4,3305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ROUNDDOWN([.$B$8]*[.E26]^2 + [.$B$9]*[.E26])" office:value-type="float" office:value="114387" calcext:value-type="float">
            <text:p>114387</text:p>
          </table:table-cell>
          <table:table-cell table:formula="of:=[.F26]-[.F25]" office:value-type="float" office:value="9033" calcext:value-type="float">
            <text:p>9033</text:p>
          </table:table-cell>
          <table:table-cell table:formula="of:=[.F26] / [.$B$13]" office:value-type="float" office:value="57.1935" calcext:value-type="float">
            <text:p>57,1935</text:p>
          </table:table-cell>
          <table:table-cell table:formula="of:=[.H26]-[.H25]" office:value-type="float" office:value="4.5165" calcext:value-type="float">
            <text:p>4,516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ROUNDDOWN([.$B$8]*[.E27]^2 + [.$B$9]*[.E27])" office:value-type="float" office:value="123790" calcext:value-type="float">
            <text:p>123790</text:p>
          </table:table-cell>
          <table:table-cell table:formula="of:=[.F27]-[.F26]" office:value-type="float" office:value="9403" calcext:value-type="float">
            <text:p>9403</text:p>
          </table:table-cell>
          <table:table-cell table:formula="of:=[.F27] / [.$B$13]" office:value-type="float" office:value="61.895" calcext:value-type="float">
            <text:p>61,895</text:p>
          </table:table-cell>
          <table:table-cell table:formula="of:=[.H27]-[.H26]" office:value-type="float" office:value="4.7015" calcext:value-type="float">
            <text:p>4,701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ROUNDDOWN([.$B$8]*[.E28]^2 + [.$B$9]*[.E28])" office:value-type="float" office:value="133564" calcext:value-type="float">
            <text:p>133564</text:p>
          </table:table-cell>
          <table:table-cell table:formula="of:=[.F28]-[.F27]" office:value-type="float" office:value="9774" calcext:value-type="float">
            <text:p>9774</text:p>
          </table:table-cell>
          <table:table-cell table:formula="of:=[.F28] / [.$B$13]" office:value-type="float" office:value="66.782" calcext:value-type="float">
            <text:p>66,782</text:p>
          </table:table-cell>
          <table:table-cell table:formula="of:=[.H28]-[.H27]" office:value-type="float" office:value="4.88699999999999" calcext:value-type="float">
            <text:p>4,88699999999999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ROUNDDOWN([.$B$8]*[.E29]^2 + [.$B$9]*[.E29])" office:value-type="float" office:value="143709" calcext:value-type="float">
            <text:p>143709</text:p>
          </table:table-cell>
          <table:table-cell table:formula="of:=[.F29]-[.F28]" office:value-type="float" office:value="10145" calcext:value-type="float">
            <text:p>10145</text:p>
          </table:table-cell>
          <table:table-cell table:formula="of:=[.F29] / [.$B$13]" office:value-type="float" office:value="71.8545" calcext:value-type="float">
            <text:p>71,8545</text:p>
          </table:table-cell>
          <table:table-cell table:formula="of:=[.H29]-[.H28]" office:value-type="float" office:value="5.07250000000001" calcext:value-type="float">
            <text:p>5,07250000000001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ROUNDDOWN([.$B$8]*[.E30]^2 + [.$B$9]*[.E30])" office:value-type="float" office:value="154225" calcext:value-type="float">
            <text:p>154225</text:p>
          </table:table-cell>
          <table:table-cell table:formula="of:=[.F30]-[.F29]" office:value-type="float" office:value="10516" calcext:value-type="float">
            <text:p>10516</text:p>
          </table:table-cell>
          <table:table-cell table:formula="of:=[.F30] / [.$B$13]" office:value-type="float" office:value="77.1125" calcext:value-type="float">
            <text:p>77,1125</text:p>
          </table:table-cell>
          <table:table-cell table:formula="of:=[.H30]-[.H29]" office:value-type="float" office:value="5.258" calcext:value-type="float">
            <text:p>5,258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ROUNDDOWN([.$B$8]*[.E31]^2 + [.$B$9]*[.E31])" office:value-type="float" office:value="165112" calcext:value-type="float">
            <text:p>165112</text:p>
          </table:table-cell>
          <table:table-cell table:formula="of:=[.F31]-[.F30]" office:value-type="float" office:value="10887" calcext:value-type="float">
            <text:p>10887</text:p>
          </table:table-cell>
          <table:table-cell table:formula="of:=[.F31] / [.$B$13]" office:value-type="float" office:value="82.556" calcext:value-type="float">
            <text:p>82,556</text:p>
          </table:table-cell>
          <table:table-cell table:formula="of:=[.H31]-[.H30]" office:value-type="float" office:value="5.4435" calcext:value-type="float">
            <text:p>5,4435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ROUNDDOWN([.$B$8]*[.E32]^2 + [.$B$9]*[.E32])" office:value-type="float" office:value="176370" calcext:value-type="float">
            <text:p>176370</text:p>
          </table:table-cell>
          <table:table-cell table:formula="of:=[.F32]-[.F31]" office:value-type="float" office:value="11258" calcext:value-type="float">
            <text:p>11258</text:p>
          </table:table-cell>
          <table:table-cell table:formula="of:=[.F32] / [.$B$13]" office:value-type="float" office:value="88.185" calcext:value-type="float">
            <text:p>88,185</text:p>
          </table:table-cell>
          <table:table-cell table:formula="of:=[.H32]-[.H31]" office:value-type="float" office:value="5.62900000000001" calcext:value-type="float">
            <text:p>5,6290000000000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ROUNDDOWN([.$B$8]*[.E33]^2 + [.$B$9]*[.E33])" office:value-type="float" office:value="188000" calcext:value-type="float">
            <text:p>188000</text:p>
          </table:table-cell>
          <table:table-cell table:formula="of:=[.F33]-[.F32]" office:value-type="float" office:value="11630" calcext:value-type="float">
            <text:p>11630</text:p>
          </table:table-cell>
          <table:table-cell table:formula="of:=[.F33] / [.$B$13]" office:value-type="float" office:value="94" calcext:value-type="float">
            <text:p>94</text:p>
          </table:table-cell>
          <table:table-cell table:formula="of:=[.H33]-[.H32]" office:value-type="float" office:value="5.815" calcext:value-type="float">
            <text:p>5,815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ROUNDDOWN([.$B$8]*[.E34]^2 + [.$B$9]*[.E34])" office:value-type="float" office:value="200000" calcext:value-type="float">
            <text:p>200000</text:p>
          </table:table-cell>
          <table:table-cell table:formula="of:=[.F34]-[.F33]" office:value-type="float" office:value="12000" calcext:value-type="float">
            <text:p>12000</text:p>
          </table:table-cell>
          <table:table-cell table:formula="of:=[.F34] / [.$B$13]" office:value-type="float" office:value="100" calcext:value-type="float">
            <text:p>100</text:p>
          </table:table-cell>
          <table:table-cell table:formula="of:=[.H34]-[.H33]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ROUNDDOWN([.$B$8]*[.E35]^2 + [.$B$9]*[.E35])" office:value-type="float" office:value="212370" calcext:value-type="float">
            <text:p>212370</text:p>
          </table:table-cell>
          <table:table-cell table:formula="of:=[.F35]-[.F34]" office:value-type="float" office:value="12370" calcext:value-type="float">
            <text:p>12370</text:p>
          </table:table-cell>
          <table:table-cell table:formula="of:=[.F35] / [.$B$13]" office:value-type="float" office:value="106.185" calcext:value-type="float">
            <text:p>106,185</text:p>
          </table:table-cell>
          <table:table-cell table:formula="of:=[.H35]-[.H34]" office:value-type="float" office:value="6.185" calcext:value-type="float">
            <text:p>6,185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ROUNDDOWN([.$B$8]*[.E36]^2 + [.$B$9]*[.E36])" office:value-type="float" office:value="225112" calcext:value-type="float">
            <text:p>225112</text:p>
          </table:table-cell>
          <table:table-cell table:formula="of:=[.F36]-[.F35]" office:value-type="float" office:value="12742" calcext:value-type="float">
            <text:p>12742</text:p>
          </table:table-cell>
          <table:table-cell table:formula="of:=[.F36] / [.$B$13]" office:value-type="float" office:value="112.556" calcext:value-type="float">
            <text:p>112,556</text:p>
          </table:table-cell>
          <table:table-cell table:formula="of:=[.H36]-[.H35]" office:value-type="float" office:value="6.371" calcext:value-type="float">
            <text:p>6,371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ROUNDDOWN([.$B$8]*[.E37]^2 + [.$B$9]*[.E37])" office:value-type="float" office:value="238225" calcext:value-type="float">
            <text:p>238225</text:p>
          </table:table-cell>
          <table:table-cell table:formula="of:=[.F37]-[.F36]" office:value-type="float" office:value="13113" calcext:value-type="float">
            <text:p>13113</text:p>
          </table:table-cell>
          <table:table-cell table:formula="of:=[.F37] / [.$B$13]" office:value-type="float" office:value="119.1125" calcext:value-type="float">
            <text:p>119,1125</text:p>
          </table:table-cell>
          <table:table-cell table:formula="of:=[.H37]-[.H36]" office:value-type="float" office:value="6.5565" calcext:value-type="float">
            <text:p>6,5565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ROUNDDOWN([.$B$8]*[.E38]^2 + [.$B$9]*[.E38])" office:value-type="float" office:value="251709" calcext:value-type="float">
            <text:p>251709</text:p>
          </table:table-cell>
          <table:table-cell table:formula="of:=[.F38]-[.F37]" office:value-type="float" office:value="13484" calcext:value-type="float">
            <text:p>13484</text:p>
          </table:table-cell>
          <table:table-cell table:formula="of:=[.F38] / [.$B$13]" office:value-type="float" office:value="125.8545" calcext:value-type="float">
            <text:p>125,8545</text:p>
          </table:table-cell>
          <table:table-cell table:formula="of:=[.H38]-[.H37]" office:value-type="float" office:value="6.742" calcext:value-type="float">
            <text:p>6,742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ROUNDDOWN([.$B$8]*[.E39]^2 + [.$B$9]*[.E39])" office:value-type="float" office:value="265564" calcext:value-type="float">
            <text:p>265564</text:p>
          </table:table-cell>
          <table:table-cell table:formula="of:=[.F39]-[.F38]" office:value-type="float" office:value="13855" calcext:value-type="float">
            <text:p>13855</text:p>
          </table:table-cell>
          <table:table-cell table:formula="of:=[.F39] / [.$B$13]" office:value-type="float" office:value="132.782" calcext:value-type="float">
            <text:p>132,782</text:p>
          </table:table-cell>
          <table:table-cell table:formula="of:=[.H39]-[.H38]" office:value-type="float" office:value="6.92750000000001" calcext:value-type="float">
            <text:p>6,92750000000001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ROUNDDOWN([.$B$8]*[.E40]^2 + [.$B$9]*[.E40])" office:value-type="float" office:value="279790" calcext:value-type="float">
            <text:p>279790</text:p>
          </table:table-cell>
          <table:table-cell table:formula="of:=[.F40]-[.F39]" office:value-type="float" office:value="14226" calcext:value-type="float">
            <text:p>14226</text:p>
          </table:table-cell>
          <table:table-cell table:formula="of:=[.F40] / [.$B$13]" office:value-type="float" office:value="139.895" calcext:value-type="float">
            <text:p>139,895</text:p>
          </table:table-cell>
          <table:table-cell table:formula="of:=[.H40]-[.H39]" office:value-type="float" office:value="7.113" calcext:value-type="float">
            <text:p>7,113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ROUNDDOWN([.$B$8]*[.E41]^2 + [.$B$9]*[.E41])" office:value-type="float" office:value="294387" calcext:value-type="float">
            <text:p>294387</text:p>
          </table:table-cell>
          <table:table-cell table:formula="of:=[.F41]-[.F40]" office:value-type="float" office:value="14597" calcext:value-type="float">
            <text:p>14597</text:p>
          </table:table-cell>
          <table:table-cell table:formula="of:=[.F41] / [.$B$13]" office:value-type="float" office:value="147.1935" calcext:value-type="float">
            <text:p>147,1935</text:p>
          </table:table-cell>
          <table:table-cell table:formula="of:=[.H41]-[.H40]" office:value-type="float" office:value="7.29849999999999" calcext:value-type="float">
            <text:p>7,29849999999999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ROUNDDOWN([.$B$8]*[.E42]^2 + [.$B$9]*[.E42])" office:value-type="float" office:value="309354" calcext:value-type="float">
            <text:p>309354</text:p>
          </table:table-cell>
          <table:table-cell table:formula="of:=[.F42]-[.F41]" office:value-type="float" office:value="14967" calcext:value-type="float">
            <text:p>14967</text:p>
          </table:table-cell>
          <table:table-cell table:formula="of:=[.F42] / [.$B$13]" office:value-type="float" office:value="154.677" calcext:value-type="float">
            <text:p>154,677</text:p>
          </table:table-cell>
          <table:table-cell table:formula="of:=[.H42]-[.H41]" office:value-type="float" office:value="7.48349999999999" calcext:value-type="float">
            <text:p>7,48349999999999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formula="of:=ROUNDDOWN([.$B$8]*[.E43]^2 + [.$B$9]*[.E43])" office:value-type="float" office:value="324693" calcext:value-type="float">
            <text:p>324693</text:p>
          </table:table-cell>
          <table:table-cell table:formula="of:=[.F43]-[.F42]" office:value-type="float" office:value="15339" calcext:value-type="float">
            <text:p>15339</text:p>
          </table:table-cell>
          <table:table-cell table:formula="of:=[.F43] / [.$B$13]" office:value-type="float" office:value="162.3465" calcext:value-type="float">
            <text:p>162,3465</text:p>
          </table:table-cell>
          <table:table-cell table:formula="of:=[.H43]-[.H42]" office:value-type="float" office:value="7.6695" calcext:value-type="float">
            <text:p>7,6695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formula="of:=ROUNDDOWN([.$B$8]*[.E44]^2 + [.$B$9]*[.E44])" office:value-type="float" office:value="340403" calcext:value-type="float">
            <text:p>340403</text:p>
          </table:table-cell>
          <table:table-cell table:formula="of:=[.F44]-[.F43]" office:value-type="float" office:value="15710" calcext:value-type="float">
            <text:p>15710</text:p>
          </table:table-cell>
          <table:table-cell table:formula="of:=[.F44] / [.$B$13]" office:value-type="float" office:value="170.2015" calcext:value-type="float">
            <text:p>170,2015</text:p>
          </table:table-cell>
          <table:table-cell table:formula="of:=[.H44]-[.H43]" office:value-type="float" office:value="7.85500000000002" calcext:value-type="float">
            <text:p>7,85500000000002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formula="of:=ROUNDDOWN([.$B$8]*[.E45]^2 + [.$B$9]*[.E45])" office:value-type="float" office:value="356483" calcext:value-type="float">
            <text:p>356483</text:p>
          </table:table-cell>
          <table:table-cell table:formula="of:=[.F45]-[.F44]" office:value-type="float" office:value="16080" calcext:value-type="float">
            <text:p>16080</text:p>
          </table:table-cell>
          <table:table-cell table:formula="of:=[.F45] / [.$B$13]" office:value-type="float" office:value="178.2415" calcext:value-type="float">
            <text:p>178,2415</text:p>
          </table:table-cell>
          <table:table-cell table:formula="of:=[.H45]-[.H44]" office:value-type="float" office:value="8.03999999999999" calcext:value-type="float">
            <text:p>8,03999999999999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formula="of:=ROUNDDOWN([.$B$8]*[.E46]^2 + [.$B$9]*[.E46])" office:value-type="float" office:value="372935" calcext:value-type="float">
            <text:p>372935</text:p>
          </table:table-cell>
          <table:table-cell table:formula="of:=[.F46]-[.F45]" office:value-type="float" office:value="16452" calcext:value-type="float">
            <text:p>16452</text:p>
          </table:table-cell>
          <table:table-cell table:formula="of:=[.F46] / [.$B$13]" office:value-type="float" office:value="186.4675" calcext:value-type="float">
            <text:p>186,4675</text:p>
          </table:table-cell>
          <table:table-cell table:formula="of:=[.H46]-[.H45]" office:value-type="float" office:value="8.226" calcext:value-type="float">
            <text:p>8,226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ROUNDDOWN([.$B$8]*[.E47]^2 + [.$B$9]*[.E47])" office:value-type="float" office:value="389758" calcext:value-type="float">
            <text:p>389758</text:p>
          </table:table-cell>
          <table:table-cell table:formula="of:=[.F47]-[.F46]" office:value-type="float" office:value="16823" calcext:value-type="float">
            <text:p>16823</text:p>
          </table:table-cell>
          <table:table-cell table:formula="of:=[.F47] / [.$B$13]" office:value-type="float" office:value="194.879" calcext:value-type="float">
            <text:p>194,879</text:p>
          </table:table-cell>
          <table:table-cell table:formula="of:=[.H47]-[.H46]" office:value-type="float" office:value="8.41149999999999" calcext:value-type="float">
            <text:p>8,41149999999999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formula="of:=ROUNDDOWN([.$B$8]*[.E48]^2 + [.$B$9]*[.E48])" office:value-type="float" office:value="406951" calcext:value-type="float">
            <text:p>406951</text:p>
          </table:table-cell>
          <table:table-cell table:formula="of:=[.F48]-[.F47]" office:value-type="float" office:value="17193" calcext:value-type="float">
            <text:p>17193</text:p>
          </table:table-cell>
          <table:table-cell table:formula="of:=[.F48] / [.$B$13]" office:value-type="float" office:value="203.4755" calcext:value-type="float">
            <text:p>203,4755</text:p>
          </table:table-cell>
          <table:table-cell table:formula="of:=[.H48]-[.H47]" office:value-type="float" office:value="8.59650000000002" calcext:value-type="float">
            <text:p>8,59650000000002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formula="of:=ROUNDDOWN([.$B$8]*[.E49]^2 + [.$B$9]*[.E49])" office:value-type="float" office:value="424516" calcext:value-type="float">
            <text:p>424516</text:p>
          </table:table-cell>
          <table:table-cell table:formula="of:=[.F49]-[.F48]" office:value-type="float" office:value="17565" calcext:value-type="float">
            <text:p>17565</text:p>
          </table:table-cell>
          <table:table-cell table:formula="of:=[.F49] / [.$B$13]" office:value-type="float" office:value="212.258" calcext:value-type="float">
            <text:p>212,258</text:p>
          </table:table-cell>
          <table:table-cell table:formula="of:=[.H49]-[.H48]" office:value-type="float" office:value="8.7825" calcext:value-type="float">
            <text:p>8,7825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formula="of:=ROUNDDOWN([.$B$8]*[.E50]^2 + [.$B$9]*[.E50])" office:value-type="float" office:value="442451" calcext:value-type="float">
            <text:p>442451</text:p>
          </table:table-cell>
          <table:table-cell table:formula="of:=[.F50]-[.F49]" office:value-type="float" office:value="17935" calcext:value-type="float">
            <text:p>17935</text:p>
          </table:table-cell>
          <table:table-cell table:formula="of:=[.F50] / [.$B$13]" office:value-type="float" office:value="221.2255" calcext:value-type="float">
            <text:p>221,2255</text:p>
          </table:table-cell>
          <table:table-cell table:formula="of:=[.H50]-[.H49]" office:value-type="float" office:value="8.9675" calcext:value-type="float">
            <text:p>8,9675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formula="of:=ROUNDDOWN([.$B$8]*[.E51]^2 + [.$B$9]*[.E51])" office:value-type="float" office:value="460758" calcext:value-type="float">
            <text:p>460758</text:p>
          </table:table-cell>
          <table:table-cell table:formula="of:=[.F51]-[.F50]" office:value-type="float" office:value="18307" calcext:value-type="float">
            <text:p>18307</text:p>
          </table:table-cell>
          <table:table-cell table:formula="of:=[.F51] / [.$B$13]" office:value-type="float" office:value="230.379" calcext:value-type="float">
            <text:p>230,379</text:p>
          </table:table-cell>
          <table:table-cell table:formula="of:=[.H51]-[.H50]" office:value-type="float" office:value="9.15349999999998" calcext:value-type="float">
            <text:p>9,15349999999998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ROUNDDOWN([.$B$8]*[.E52]^2 + [.$B$9]*[.E52])" office:value-type="float" office:value="479435" calcext:value-type="float">
            <text:p>479435</text:p>
          </table:table-cell>
          <table:table-cell table:formula="of:=[.F52]-[.F51]" office:value-type="float" office:value="18677" calcext:value-type="float">
            <text:p>18677</text:p>
          </table:table-cell>
          <table:table-cell table:formula="of:=[.F52] / [.$B$13]" office:value-type="float" office:value="239.7175" calcext:value-type="float">
            <text:p>239,7175</text:p>
          </table:table-cell>
          <table:table-cell table:formula="of:=[.H52]-[.H51]" office:value-type="float" office:value="9.33850000000001" calcext:value-type="float">
            <text:p>9,33850000000001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formula="of:=ROUNDDOWN([.$B$8]*[.E53]^2 + [.$B$9]*[.E53])" office:value-type="float" office:value="498483" calcext:value-type="float">
            <text:p>498483</text:p>
          </table:table-cell>
          <table:table-cell table:formula="of:=[.F53]-[.F52]" office:value-type="float" office:value="19048" calcext:value-type="float">
            <text:p>19048</text:p>
          </table:table-cell>
          <table:table-cell table:formula="of:=[.F53] / [.$B$13]" office:value-type="float" office:value="249.2415" calcext:value-type="float">
            <text:p>249,2415</text:p>
          </table:table-cell>
          <table:table-cell table:formula="of:=[.H53]-[.H52]" office:value-type="float" office:value="9.524" calcext:value-type="float">
            <text:p>9,524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formula="of:=ROUNDDOWN([.$B$8]*[.E54]^2 + [.$B$9]*[.E54])" office:value-type="float" office:value="517903" calcext:value-type="float">
            <text:p>517903</text:p>
          </table:table-cell>
          <table:table-cell table:formula="of:=[.F54]-[.F53]" office:value-type="float" office:value="19420" calcext:value-type="float">
            <text:p>19420</text:p>
          </table:table-cell>
          <table:table-cell table:formula="of:=[.F54] / [.$B$13]" office:value-type="float" office:value="258.9515" calcext:value-type="float">
            <text:p>258,9515</text:p>
          </table:table-cell>
          <table:table-cell table:formula="of:=[.H54]-[.H53]" office:value-type="float" office:value="9.71000000000001" calcext:value-type="float">
            <text:p>9,71000000000001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formula="of:=ROUNDDOWN([.$B$8]*[.E55]^2 + [.$B$9]*[.E55])" office:value-type="float" office:value="537693" calcext:value-type="float">
            <text:p>537693</text:p>
          </table:table-cell>
          <table:table-cell table:formula="of:=[.F55]-[.F54]" office:value-type="float" office:value="19790" calcext:value-type="float">
            <text:p>19790</text:p>
          </table:table-cell>
          <table:table-cell table:formula="of:=[.F55] / [.$B$13]" office:value-type="float" office:value="268.8465" calcext:value-type="float">
            <text:p>268,8465</text:p>
          </table:table-cell>
          <table:table-cell table:formula="of:=[.H55]-[.H54]" office:value-type="float" office:value="9.89499999999998" calcext:value-type="float">
            <text:p>9,89499999999998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formula="of:=ROUNDDOWN([.$B$8]*[.E56]^2 + [.$B$9]*[.E56])" office:value-type="float" office:value="557854" calcext:value-type="float">
            <text:p>557854</text:p>
          </table:table-cell>
          <table:table-cell table:formula="of:=[.F56]-[.F55]" office:value-type="float" office:value="20161" calcext:value-type="float">
            <text:p>20161</text:p>
          </table:table-cell>
          <table:table-cell table:formula="of:=[.F56] / [.$B$13]" office:value-type="float" office:value="278.927" calcext:value-type="float">
            <text:p>278,927</text:p>
          </table:table-cell>
          <table:table-cell table:formula="of:=[.H56]-[.H55]" office:value-type="float" office:value="10.0805" calcext:value-type="float">
            <text:p>10,080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formula="of:=ROUNDDOWN([.$B$8]*[.E57]^2 + [.$B$9]*[.E57])" office:value-type="float" office:value="578387" calcext:value-type="float">
            <text:p>578387</text:p>
          </table:table-cell>
          <table:table-cell table:formula="of:=[.F57]-[.F56]" office:value-type="float" office:value="20533" calcext:value-type="float">
            <text:p>20533</text:p>
          </table:table-cell>
          <table:table-cell table:formula="of:=[.F57] / [.$B$13]" office:value-type="float" office:value="289.1935" calcext:value-type="float">
            <text:p>289,1935</text:p>
          </table:table-cell>
          <table:table-cell table:formula="of:=[.H57]-[.H56]" office:value-type="float" office:value="10.2665" calcext:value-type="float">
            <text:p>10,2665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formula="of:=ROUNDDOWN([.$B$8]*[.E58]^2 + [.$B$9]*[.E58])" office:value-type="float" office:value="599290" calcext:value-type="float">
            <text:p>599290</text:p>
          </table:table-cell>
          <table:table-cell table:formula="of:=[.F58]-[.F57]" office:value-type="float" office:value="20903" calcext:value-type="float">
            <text:p>20903</text:p>
          </table:table-cell>
          <table:table-cell table:formula="of:=[.F58] / [.$B$13]" office:value-type="float" office:value="299.645" calcext:value-type="float">
            <text:p>299,645</text:p>
          </table:table-cell>
          <table:table-cell table:formula="of:=[.H58]-[.H57]" office:value-type="float" office:value="10.4515" calcext:value-type="float">
            <text:p>10,4515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formula="of:=ROUNDDOWN([.$B$8]*[.E59]^2 + [.$B$9]*[.E59])" office:value-type="float" office:value="620564" calcext:value-type="float">
            <text:p>620564</text:p>
          </table:table-cell>
          <table:table-cell table:formula="of:=[.F59]-[.F58]" office:value-type="float" office:value="21274" calcext:value-type="float">
            <text:p>21274</text:p>
          </table:table-cell>
          <table:table-cell table:formula="of:=[.F59] / [.$B$13]" office:value-type="float" office:value="310.282" calcext:value-type="float">
            <text:p>310,282</text:p>
          </table:table-cell>
          <table:table-cell table:formula="of:=[.H59]-[.H58]" office:value-type="float" office:value="10.637" calcext:value-type="float">
            <text:p>10,637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formula="of:=ROUNDDOWN([.$B$8]*[.E60]^2 + [.$B$9]*[.E60])" office:value-type="float" office:value="642209" calcext:value-type="float">
            <text:p>642209</text:p>
          </table:table-cell>
          <table:table-cell table:formula="of:=[.F60]-[.F59]" office:value-type="float" office:value="21645" calcext:value-type="float">
            <text:p>21645</text:p>
          </table:table-cell>
          <table:table-cell table:formula="of:=[.F60] / [.$B$13]" office:value-type="float" office:value="321.1045" calcext:value-type="float">
            <text:p>321,1045</text:p>
          </table:table-cell>
          <table:table-cell table:formula="of:=[.H60]-[.H59]" office:value-type="float" office:value="10.8225" calcext:value-type="float">
            <text:p>10,8225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table:formula="of:=ROUNDDOWN([.$B$8]*[.E61]^2 + [.$B$9]*[.E61])" office:value-type="float" office:value="664225" calcext:value-type="float">
            <text:p>664225</text:p>
          </table:table-cell>
          <table:table-cell table:formula="of:=[.F61]-[.F60]" office:value-type="float" office:value="22016" calcext:value-type="float">
            <text:p>22016</text:p>
          </table:table-cell>
          <table:table-cell table:formula="of:=[.F61] / [.$B$13]" office:value-type="float" office:value="332.1125" calcext:value-type="float">
            <text:p>332,1125</text:p>
          </table:table-cell>
          <table:table-cell table:formula="of:=[.H61]-[.H60]" office:value-type="float" office:value="11.008" calcext:value-type="float">
            <text:p>11,008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ROUNDDOWN([.$B$8]*[.E62]^2 + [.$B$9]*[.E62])" office:value-type="float" office:value="686612" calcext:value-type="float">
            <text:p>686612</text:p>
          </table:table-cell>
          <table:table-cell table:formula="of:=[.F62]-[.F61]" office:value-type="float" office:value="22387" calcext:value-type="float">
            <text:p>22387</text:p>
          </table:table-cell>
          <table:table-cell table:formula="of:=[.F62] / [.$B$13]" office:value-type="float" office:value="343.306" calcext:value-type="float">
            <text:p>343,306</text:p>
          </table:table-cell>
          <table:table-cell table:formula="of:=[.H62]-[.H61]" office:value-type="float" office:value="11.1935" calcext:value-type="float">
            <text:p>11,1935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formula="of:=ROUNDDOWN([.$B$8]*[.E63]^2 + [.$B$9]*[.E63])" office:value-type="float" office:value="709370" calcext:value-type="float">
            <text:p>709370</text:p>
          </table:table-cell>
          <table:table-cell table:formula="of:=[.F63]-[.F62]" office:value-type="float" office:value="22758" calcext:value-type="float">
            <text:p>22758</text:p>
          </table:table-cell>
          <table:table-cell table:formula="of:=[.F63] / [.$B$13]" office:value-type="float" office:value="354.685" calcext:value-type="float">
            <text:p>354,685</text:p>
          </table:table-cell>
          <table:table-cell table:formula="of:=[.H63]-[.H62]" office:value-type="float" office:value="11.379" calcext:value-type="float">
            <text:p>11,379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ROUNDDOWN([.$B$8]*[.E64]^2 + [.$B$9]*[.E64])" office:value-type="float" office:value="732500" calcext:value-type="float">
            <text:p>732500</text:p>
          </table:table-cell>
          <table:table-cell table:formula="of:=[.F64]-[.F63]" office:value-type="float" office:value="23130" calcext:value-type="float">
            <text:p>23130</text:p>
          </table:table-cell>
          <table:table-cell table:formula="of:=[.F64] / [.$B$13]" office:value-type="float" office:value="366.25" calcext:value-type="float">
            <text:p>366,25</text:p>
          </table:table-cell>
          <table:table-cell table:formula="of:=[.H64]-[.H63]" office:value-type="float" office:value="11.565" calcext:value-type="float">
            <text:p>11,565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table:formula="of:=ROUNDDOWN([.$B$8]*[.E65]^2 + [.$B$9]*[.E65])" office:value-type="float" office:value="756000" calcext:value-type="float">
            <text:p>756000</text:p>
          </table:table-cell>
          <table:table-cell table:formula="of:=[.F65]-[.F64]" office:value-type="float" office:value="23500" calcext:value-type="float">
            <text:p>23500</text:p>
          </table:table-cell>
          <table:table-cell table:formula="of:=[.F65] / [.$B$13]" office:value-type="float" office:value="378" calcext:value-type="float">
            <text:p>378</text:p>
          </table:table-cell>
          <table:table-cell table:formula="of:=[.H65]-[.H64]" office:value-type="float" office:value="11.75" calcext:value-type="float">
            <text:p>11,75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ROUNDDOWN([.$B$8]*[.E66]^2 + [.$B$9]*[.E66])" office:value-type="float" office:value="779870" calcext:value-type="float">
            <text:p>779870</text:p>
          </table:table-cell>
          <table:table-cell table:formula="of:=[.F66]-[.F65]" office:value-type="float" office:value="23870" calcext:value-type="float">
            <text:p>23870</text:p>
          </table:table-cell>
          <table:table-cell table:formula="of:=[.F66] / [.$B$13]" office:value-type="float" office:value="389.935" calcext:value-type="float">
            <text:p>389,935</text:p>
          </table:table-cell>
          <table:table-cell table:formula="of:=[.H66]-[.H65]" office:value-type="float" office:value="11.935" calcext:value-type="float">
            <text:p>11,93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formula="of:=ROUNDDOWN([.$B$8]*[.E67]^2 + [.$B$9]*[.E67])" office:value-type="float" office:value="804112" calcext:value-type="float">
            <text:p>804112</text:p>
          </table:table-cell>
          <table:table-cell table:formula="of:=[.F67]-[.F66]" office:value-type="float" office:value="24242" calcext:value-type="float">
            <text:p>24242</text:p>
          </table:table-cell>
          <table:table-cell table:formula="of:=[.F67] / [.$B$13]" office:value-type="float" office:value="402.056" calcext:value-type="float">
            <text:p>402,056</text:p>
          </table:table-cell>
          <table:table-cell table:formula="of:=[.H67]-[.H66]" office:value-type="float" office:value="12.121" calcext:value-type="float">
            <text:p>12,121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table:formula="of:=ROUNDDOWN([.$B$8]*[.E68]^2 + [.$B$9]*[.E68])" office:value-type="float" office:value="828725" calcext:value-type="float">
            <text:p>828725</text:p>
          </table:table-cell>
          <table:table-cell table:formula="of:=[.F68]-[.F67]" office:value-type="float" office:value="24613" calcext:value-type="float">
            <text:p>24613</text:p>
          </table:table-cell>
          <table:table-cell table:formula="of:=[.F68] / [.$B$13]" office:value-type="float" office:value="414.3625" calcext:value-type="float">
            <text:p>414,3625</text:p>
          </table:table-cell>
          <table:table-cell table:formula="of:=[.H68]-[.H67]" office:value-type="float" office:value="12.3065" calcext:value-type="float">
            <text:p>12,3065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formula="of:=ROUNDDOWN([.$B$8]*[.E69]^2 + [.$B$9]*[.E69])" office:value-type="float" office:value="853709" calcext:value-type="float">
            <text:p>853709</text:p>
          </table:table-cell>
          <table:table-cell table:formula="of:=[.F69]-[.F68]" office:value-type="float" office:value="24984" calcext:value-type="float">
            <text:p>24984</text:p>
          </table:table-cell>
          <table:table-cell table:formula="of:=[.F69] / [.$B$13]" office:value-type="float" office:value="426.8545" calcext:value-type="float">
            <text:p>426,8545</text:p>
          </table:table-cell>
          <table:table-cell table:formula="of:=[.H69]-[.H68]" office:value-type="float" office:value="12.492" calcext:value-type="float">
            <text:p>12,492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table:formula="of:=ROUNDDOWN([.$B$8]*[.E70]^2 + [.$B$9]*[.E70])" office:value-type="float" office:value="879064" calcext:value-type="float">
            <text:p>879064</text:p>
          </table:table-cell>
          <table:table-cell table:formula="of:=[.F70]-[.F69]" office:value-type="float" office:value="25355" calcext:value-type="float">
            <text:p>25355</text:p>
          </table:table-cell>
          <table:table-cell table:formula="of:=[.F70] / [.$B$13]" office:value-type="float" office:value="439.532" calcext:value-type="float">
            <text:p>439,532</text:p>
          </table:table-cell>
          <table:table-cell table:formula="of:=[.H70]-[.H69]" office:value-type="float" office:value="12.6775" calcext:value-type="float">
            <text:p>12,6775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table:formula="of:=ROUNDDOWN([.$B$8]*[.E71]^2 + [.$B$9]*[.E71])" office:value-type="float" office:value="904790" calcext:value-type="float">
            <text:p>904790</text:p>
          </table:table-cell>
          <table:table-cell table:formula="of:=[.F71]-[.F70]" office:value-type="float" office:value="25726" calcext:value-type="float">
            <text:p>25726</text:p>
          </table:table-cell>
          <table:table-cell table:formula="of:=[.F71] / [.$B$13]" office:value-type="float" office:value="452.395" calcext:value-type="float">
            <text:p>452,395</text:p>
          </table:table-cell>
          <table:table-cell table:formula="of:=[.H71]-[.H70]" office:value-type="float" office:value="12.863" calcext:value-type="float">
            <text:p>12,863</text:p>
          </table:table-cell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ROUNDDOWN([.$B$8]*[.E72]^2 + [.$B$9]*[.E72])" office:value-type="float" office:value="930887" calcext:value-type="float">
            <text:p>930887</text:p>
          </table:table-cell>
          <table:table-cell table:formula="of:=[.F72]-[.F71]" office:value-type="float" office:value="26097" calcext:value-type="float">
            <text:p>26097</text:p>
          </table:table-cell>
          <table:table-cell table:formula="of:=[.F72] / [.$B$13]" office:value-type="float" office:value="465.4435" calcext:value-type="float">
            <text:p>465,4435</text:p>
          </table:table-cell>
          <table:table-cell table:formula="of:=[.H72]-[.H71]" office:value-type="float" office:value="13.0485" calcext:value-type="float">
            <text:p>13,0485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table:formula="of:=ROUNDDOWN([.$B$8]*[.E73]^2 + [.$B$9]*[.E73])" office:value-type="float" office:value="957354" calcext:value-type="float">
            <text:p>957354</text:p>
          </table:table-cell>
          <table:table-cell table:formula="of:=[.F73]-[.F72]" office:value-type="float" office:value="26467" calcext:value-type="float">
            <text:p>26467</text:p>
          </table:table-cell>
          <table:table-cell table:formula="of:=[.F73] / [.$B$13]" office:value-type="float" office:value="478.677" calcext:value-type="float">
            <text:p>478,677</text:p>
          </table:table-cell>
          <table:table-cell table:formula="of:=[.H73]-[.H72]" office:value-type="float" office:value="13.2335000000001" calcext:value-type="float">
            <text:p>13,2335000000001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formula="of:=ROUNDDOWN([.$B$8]*[.E74]^2 + [.$B$9]*[.E74])" office:value-type="float" office:value="984193" calcext:value-type="float">
            <text:p>984193</text:p>
          </table:table-cell>
          <table:table-cell table:formula="of:=[.F74]-[.F73]" office:value-type="float" office:value="26839" calcext:value-type="float">
            <text:p>26839</text:p>
          </table:table-cell>
          <table:table-cell table:formula="of:=[.F74] / [.$B$13]" office:value-type="float" office:value="492.0965" calcext:value-type="float">
            <text:p>492,0965</text:p>
          </table:table-cell>
          <table:table-cell table:formula="of:=[.H74]-[.H73]" office:value-type="float" office:value="13.4195" calcext:value-type="float">
            <text:p>13,4195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table:formula="of:=ROUNDDOWN([.$B$8]*[.E75]^2 + [.$B$9]*[.E75])" office:value-type="float" office:value="1011403" calcext:value-type="float">
            <text:p>1011403</text:p>
          </table:table-cell>
          <table:table-cell table:formula="of:=[.F75]-[.F74]" office:value-type="float" office:value="27210" calcext:value-type="float">
            <text:p>27210</text:p>
          </table:table-cell>
          <table:table-cell table:formula="of:=[.F75] / [.$B$13]" office:value-type="float" office:value="505.7015" calcext:value-type="float">
            <text:p>505,7015</text:p>
          </table:table-cell>
          <table:table-cell table:formula="of:=[.H75]-[.H74]" office:value-type="float" office:value="13.605" calcext:value-type="float">
            <text:p>13,605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formula="of:=ROUNDDOWN([.$B$8]*[.E76]^2 + [.$B$9]*[.E76])" office:value-type="float" office:value="1038983" calcext:value-type="float">
            <text:p>1038983</text:p>
          </table:table-cell>
          <table:table-cell table:formula="of:=[.F76]-[.F75]" office:value-type="float" office:value="27580" calcext:value-type="float">
            <text:p>27580</text:p>
          </table:table-cell>
          <table:table-cell table:formula="of:=[.F76] / [.$B$13]" office:value-type="float" office:value="519.4915" calcext:value-type="float">
            <text:p>519,4915</text:p>
          </table:table-cell>
          <table:table-cell table:formula="of:=[.H76]-[.H75]" office:value-type="float" office:value="13.79" calcext:value-type="float">
            <text:p>13,79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formula="of:=ROUNDDOWN([.$B$8]*[.E77]^2 + [.$B$9]*[.E77])" office:value-type="float" office:value="1066935" calcext:value-type="float">
            <text:p>1066935</text:p>
          </table:table-cell>
          <table:table-cell table:formula="of:=[.F77]-[.F76]" office:value-type="float" office:value="27952" calcext:value-type="float">
            <text:p>27952</text:p>
          </table:table-cell>
          <table:table-cell table:formula="of:=[.F77] / [.$B$13]" office:value-type="float" office:value="533.4675" calcext:value-type="float">
            <text:p>533,4675</text:p>
          </table:table-cell>
          <table:table-cell table:formula="of:=[.H77]-[.H76]" office:value-type="float" office:value="13.976" calcext:value-type="float">
            <text:p>13,976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table:formula="of:=ROUNDDOWN([.$B$8]*[.E78]^2 + [.$B$9]*[.E78])" office:value-type="float" office:value="1095258" calcext:value-type="float">
            <text:p>1095258</text:p>
          </table:table-cell>
          <table:table-cell table:formula="of:=[.F78]-[.F77]" office:value-type="float" office:value="28323" calcext:value-type="float">
            <text:p>28323</text:p>
          </table:table-cell>
          <table:table-cell table:formula="of:=[.F78] / [.$B$13]" office:value-type="float" office:value="547.629" calcext:value-type="float">
            <text:p>547,629</text:p>
          </table:table-cell>
          <table:table-cell table:formula="of:=[.H78]-[.H77]" office:value-type="float" office:value="14.1615" calcext:value-type="float">
            <text:p>14,1615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table:formula="of:=ROUNDDOWN([.$B$8]*[.E79]^2 + [.$B$9]*[.E79])" office:value-type="float" office:value="1123951" calcext:value-type="float">
            <text:p>1123951</text:p>
          </table:table-cell>
          <table:table-cell table:formula="of:=[.F79]-[.F78]" office:value-type="float" office:value="28693" calcext:value-type="float">
            <text:p>28693</text:p>
          </table:table-cell>
          <table:table-cell table:formula="of:=[.F79] / [.$B$13]" office:value-type="float" office:value="561.9755" calcext:value-type="float">
            <text:p>561,9755</text:p>
          </table:table-cell>
          <table:table-cell table:formula="of:=[.H79]-[.H78]" office:value-type="float" office:value="14.3465" calcext:value-type="float">
            <text:p>14,3465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formula="of:=ROUNDDOWN([.$B$8]*[.E80]^2 + [.$B$9]*[.E80])" office:value-type="float" office:value="1153016" calcext:value-type="float">
            <text:p>1153016</text:p>
          </table:table-cell>
          <table:table-cell table:formula="of:=[.F80]-[.F79]" office:value-type="float" office:value="29065" calcext:value-type="float">
            <text:p>29065</text:p>
          </table:table-cell>
          <table:table-cell table:formula="of:=[.F80] / [.$B$13]" office:value-type="float" office:value="576.508" calcext:value-type="float">
            <text:p>576,508</text:p>
          </table:table-cell>
          <table:table-cell table:formula="of:=[.H80]-[.H79]" office:value-type="float" office:value="14.5325" calcext:value-type="float">
            <text:p>14,5325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table:formula="of:=ROUNDDOWN([.$B$8]*[.E81]^2 + [.$B$9]*[.E81])" office:value-type="float" office:value="1182451" calcext:value-type="float">
            <text:p>1182451</text:p>
          </table:table-cell>
          <table:table-cell table:formula="of:=[.F81]-[.F80]" office:value-type="float" office:value="29435" calcext:value-type="float">
            <text:p>29435</text:p>
          </table:table-cell>
          <table:table-cell table:formula="of:=[.F81] / [.$B$13]" office:value-type="float" office:value="591.2255" calcext:value-type="float">
            <text:p>591,2255</text:p>
          </table:table-cell>
          <table:table-cell table:formula="of:=[.H81]-[.H80]" office:value-type="float" office:value="14.7175" calcext:value-type="float">
            <text:p>14,7175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ROUNDDOWN([.$B$8]*[.E82]^2 + [.$B$9]*[.E82])" office:value-type="float" office:value="1212258" calcext:value-type="float">
            <text:p>1212258</text:p>
          </table:table-cell>
          <table:table-cell table:formula="of:=[.F82]-[.F81]" office:value-type="float" office:value="29807" calcext:value-type="float">
            <text:p>29807</text:p>
          </table:table-cell>
          <table:table-cell table:formula="of:=[.F82] / [.$B$13]" office:value-type="float" office:value="606.129" calcext:value-type="float">
            <text:p>606,129</text:p>
          </table:table-cell>
          <table:table-cell table:formula="of:=[.H82]-[.H81]" office:value-type="float" office:value="14.9035" calcext:value-type="float">
            <text:p>14,9035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table:formula="of:=ROUNDDOWN([.$B$8]*[.E83]^2 + [.$B$9]*[.E83])" office:value-type="float" office:value="1242435" calcext:value-type="float">
            <text:p>1242435</text:p>
          </table:table-cell>
          <table:table-cell table:formula="of:=[.F83]-[.F82]" office:value-type="float" office:value="30177" calcext:value-type="float">
            <text:p>30177</text:p>
          </table:table-cell>
          <table:table-cell table:formula="of:=[.F83] / [.$B$13]" office:value-type="float" office:value="621.2175" calcext:value-type="float">
            <text:p>621,2175</text:p>
          </table:table-cell>
          <table:table-cell table:formula="of:=[.H83]-[.H82]" office:value-type="float" office:value="15.0885" calcext:value-type="float">
            <text:p>15,0885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table:formula="of:=ROUNDDOWN([.$B$8]*[.E84]^2 + [.$B$9]*[.E84])" office:value-type="float" office:value="1272983" calcext:value-type="float">
            <text:p>1272983</text:p>
          </table:table-cell>
          <table:table-cell table:formula="of:=[.F84]-[.F83]" office:value-type="float" office:value="30548" calcext:value-type="float">
            <text:p>30548</text:p>
          </table:table-cell>
          <table:table-cell table:formula="of:=[.F84] / [.$B$13]" office:value-type="float" office:value="636.4915" calcext:value-type="float">
            <text:p>636,4915</text:p>
          </table:table-cell>
          <table:table-cell table:formula="of:=[.H84]-[.H83]" office:value-type="float" office:value="15.274" calcext:value-type="float">
            <text:p>15,274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table:formula="of:=ROUNDDOWN([.$B$8]*[.E85]^2 + [.$B$9]*[.E85])" office:value-type="float" office:value="1303903" calcext:value-type="float">
            <text:p>1303903</text:p>
          </table:table-cell>
          <table:table-cell table:formula="of:=[.F85]-[.F84]" office:value-type="float" office:value="30920" calcext:value-type="float">
            <text:p>30920</text:p>
          </table:table-cell>
          <table:table-cell table:formula="of:=[.F85] / [.$B$13]" office:value-type="float" office:value="651.9515" calcext:value-type="float">
            <text:p>651,9515</text:p>
          </table:table-cell>
          <table:table-cell table:formula="of:=[.H85]-[.H84]" office:value-type="float" office:value="15.46" calcext:value-type="float">
            <text:p>15,46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table:formula="of:=ROUNDDOWN([.$B$8]*[.E86]^2 + [.$B$9]*[.E86])" office:value-type="float" office:value="1335193" calcext:value-type="float">
            <text:p>1335193</text:p>
          </table:table-cell>
          <table:table-cell table:formula="of:=[.F86]-[.F85]" office:value-type="float" office:value="31290" calcext:value-type="float">
            <text:p>31290</text:p>
          </table:table-cell>
          <table:table-cell table:formula="of:=[.F86] / [.$B$13]" office:value-type="float" office:value="667.5965" calcext:value-type="float">
            <text:p>667,5965</text:p>
          </table:table-cell>
          <table:table-cell table:formula="of:=[.H86]-[.H85]" office:value-type="float" office:value="15.645" calcext:value-type="float">
            <text:p>15,645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table:formula="of:=ROUNDDOWN([.$B$8]*[.E87]^2 + [.$B$9]*[.E87])" office:value-type="float" office:value="1366854" calcext:value-type="float">
            <text:p>1366854</text:p>
          </table:table-cell>
          <table:table-cell table:formula="of:=[.F87]-[.F86]" office:value-type="float" office:value="31661" calcext:value-type="float">
            <text:p>31661</text:p>
          </table:table-cell>
          <table:table-cell table:formula="of:=[.F87] / [.$B$13]" office:value-type="float" office:value="683.427" calcext:value-type="float">
            <text:p>683,427</text:p>
          </table:table-cell>
          <table:table-cell table:formula="of:=[.H87]-[.H86]" office:value-type="float" office:value="15.8305" calcext:value-type="float">
            <text:p>15,8305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table:formula="of:=ROUNDDOWN([.$B$8]*[.E88]^2 + [.$B$9]*[.E88])" office:value-type="float" office:value="1398887" calcext:value-type="float">
            <text:p>1398887</text:p>
          </table:table-cell>
          <table:table-cell table:formula="of:=[.F88]-[.F87]" office:value-type="float" office:value="32033" calcext:value-type="float">
            <text:p>32033</text:p>
          </table:table-cell>
          <table:table-cell table:formula="of:=[.F88] / [.$B$13]" office:value-type="float" office:value="699.4435" calcext:value-type="float">
            <text:p>699,4435</text:p>
          </table:table-cell>
          <table:table-cell table:formula="of:=[.H88]-[.H87]" office:value-type="float" office:value="16.0165" calcext:value-type="float">
            <text:p>16,0165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table:formula="of:=ROUNDDOWN([.$B$8]*[.E89]^2 + [.$B$9]*[.E89])" office:value-type="float" office:value="1431290" calcext:value-type="float">
            <text:p>1431290</text:p>
          </table:table-cell>
          <table:table-cell table:formula="of:=[.F89]-[.F88]" office:value-type="float" office:value="32403" calcext:value-type="float">
            <text:p>32403</text:p>
          </table:table-cell>
          <table:table-cell table:formula="of:=[.F89] / [.$B$13]" office:value-type="float" office:value="715.645" calcext:value-type="float">
            <text:p>715,645</text:p>
          </table:table-cell>
          <table:table-cell table:formula="of:=[.H89]-[.H88]" office:value-type="float" office:value="16.2015" calcext:value-type="float">
            <text:p>16,2015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table:formula="of:=ROUNDDOWN([.$B$8]*[.E90]^2 + [.$B$9]*[.E90])" office:value-type="float" office:value="1464064" calcext:value-type="float">
            <text:p>1464064</text:p>
          </table:table-cell>
          <table:table-cell table:formula="of:=[.F90]-[.F89]" office:value-type="float" office:value="32774" calcext:value-type="float">
            <text:p>32774</text:p>
          </table:table-cell>
          <table:table-cell table:formula="of:=[.F90] / [.$B$13]" office:value-type="float" office:value="732.032" calcext:value-type="float">
            <text:p>732,032</text:p>
          </table:table-cell>
          <table:table-cell table:formula="of:=[.H90]-[.H89]" office:value-type="float" office:value="16.3870000000001" calcext:value-type="float">
            <text:p>16,3870000000001</text:p>
          </table:table-cell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table:formula="of:=ROUNDDOWN([.$B$8]*[.E91]^2 + [.$B$9]*[.E91])" office:value-type="float" office:value="1497209" calcext:value-type="float">
            <text:p>1497209</text:p>
          </table:table-cell>
          <table:table-cell table:formula="of:=[.F91]-[.F90]" office:value-type="float" office:value="33145" calcext:value-type="float">
            <text:p>33145</text:p>
          </table:table-cell>
          <table:table-cell table:formula="of:=[.F91] / [.$B$13]" office:value-type="float" office:value="748.6045" calcext:value-type="float">
            <text:p>748,6045</text:p>
          </table:table-cell>
          <table:table-cell table:formula="of:=[.H91]-[.H90]" office:value-type="float" office:value="16.5725" calcext:value-type="float">
            <text:p>16,5725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ROUNDDOWN([.$B$8]*[.E92]^2 + [.$B$9]*[.E92])" office:value-type="float" office:value="1530725" calcext:value-type="float">
            <text:p>1530725</text:p>
          </table:table-cell>
          <table:table-cell table:formula="of:=[.F92]-[.F91]" office:value-type="float" office:value="33516" calcext:value-type="float">
            <text:p>33516</text:p>
          </table:table-cell>
          <table:table-cell table:formula="of:=[.F92] / [.$B$13]" office:value-type="float" office:value="765.3625" calcext:value-type="float">
            <text:p>765,3625</text:p>
          </table:table-cell>
          <table:table-cell table:formula="of:=[.H92]-[.H91]" office:value-type="float" office:value="16.7579999999999" calcext:value-type="float">
            <text:p>16,7579999999999</text:p>
          </table:table-cell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table:formula="of:=ROUNDDOWN([.$B$8]*[.E93]^2 + [.$B$9]*[.E93])" office:value-type="float" office:value="1564612" calcext:value-type="float">
            <text:p>1564612</text:p>
          </table:table-cell>
          <table:table-cell table:formula="of:=[.F93]-[.F92]" office:value-type="float" office:value="33887" calcext:value-type="float">
            <text:p>33887</text:p>
          </table:table-cell>
          <table:table-cell table:formula="of:=[.F93] / [.$B$13]" office:value-type="float" office:value="782.306" calcext:value-type="float">
            <text:p>782,306</text:p>
          </table:table-cell>
          <table:table-cell table:formula="of:=[.H93]-[.H92]" office:value-type="float" office:value="16.9435000000001" calcext:value-type="float">
            <text:p>16,9435000000001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table:formula="of:=ROUNDDOWN([.$B$8]*[.E94]^2 + [.$B$9]*[.E94])" office:value-type="float" office:value="1598870" calcext:value-type="float">
            <text:p>1598870</text:p>
          </table:table-cell>
          <table:table-cell table:formula="of:=[.F94]-[.F93]" office:value-type="float" office:value="34258" calcext:value-type="float">
            <text:p>34258</text:p>
          </table:table-cell>
          <table:table-cell table:formula="of:=[.F94] / [.$B$13]" office:value-type="float" office:value="799.435" calcext:value-type="float">
            <text:p>799,435</text:p>
          </table:table-cell>
          <table:table-cell table:formula="of:=[.H94]-[.H93]" office:value-type="float" office:value="17.1289999999999" calcext:value-type="float">
            <text:p>17,1289999999999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table:formula="of:=ROUNDDOWN([.$B$8]*[.E95]^2 + [.$B$9]*[.E95])" office:value-type="float" office:value="1633500" calcext:value-type="float">
            <text:p>1633500</text:p>
          </table:table-cell>
          <table:table-cell table:formula="of:=[.F95]-[.F94]" office:value-type="float" office:value="34630" calcext:value-type="float">
            <text:p>34630</text:p>
          </table:table-cell>
          <table:table-cell table:formula="of:=[.F95] / [.$B$13]" office:value-type="float" office:value="816.75" calcext:value-type="float">
            <text:p>816,75</text:p>
          </table:table-cell>
          <table:table-cell table:formula="of:=[.H95]-[.H94]" office:value-type="float" office:value="17.3150000000001" calcext:value-type="float">
            <text:p>17,3150000000001</text:p>
          </table:table-cell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table:formula="of:=ROUNDDOWN([.$B$8]*[.E96]^2 + [.$B$9]*[.E96])" office:value-type="float" office:value="1668500" calcext:value-type="float">
            <text:p>1668500</text:p>
          </table:table-cell>
          <table:table-cell table:formula="of:=[.F96]-[.F95]" office:value-type="float" office:value="35000" calcext:value-type="float">
            <text:p>35000</text:p>
          </table:table-cell>
          <table:table-cell table:formula="of:=[.F96] / [.$B$13]" office:value-type="float" office:value="834.25" calcext:value-type="float">
            <text:p>834,25</text:p>
          </table:table-cell>
          <table:table-cell table:formula="of:=[.H96]-[.H95]" office:value-type="float" office:value="17.5" calcext:value-type="float">
            <text:p>17,5</text:p>
          </table:table-cell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table:formula="of:=ROUNDDOWN([.$B$8]*[.E97]^2 + [.$B$9]*[.E97])" office:value-type="float" office:value="1703870" calcext:value-type="float">
            <text:p>1703870</text:p>
          </table:table-cell>
          <table:table-cell table:formula="of:=[.F97]-[.F96]" office:value-type="float" office:value="35370" calcext:value-type="float">
            <text:p>35370</text:p>
          </table:table-cell>
          <table:table-cell table:formula="of:=[.F97] / [.$B$13]" office:value-type="float" office:value="851.935" calcext:value-type="float">
            <text:p>851,935</text:p>
          </table:table-cell>
          <table:table-cell table:formula="of:=[.H97]-[.H96]" office:value-type="float" office:value="17.6849999999999" calcext:value-type="float">
            <text:p>17,6849999999999</text:p>
          </table:table-cell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table:formula="of:=ROUNDDOWN([.$B$8]*[.E98]^2 + [.$B$9]*[.E98])" office:value-type="float" office:value="1739612" calcext:value-type="float">
            <text:p>1739612</text:p>
          </table:table-cell>
          <table:table-cell table:formula="of:=[.F98]-[.F97]" office:value-type="float" office:value="35742" calcext:value-type="float">
            <text:p>35742</text:p>
          </table:table-cell>
          <table:table-cell table:formula="of:=[.F98] / [.$B$13]" office:value-type="float" office:value="869.806" calcext:value-type="float">
            <text:p>869,806</text:p>
          </table:table-cell>
          <table:table-cell table:formula="of:=[.H98]-[.H97]" office:value-type="float" office:value="17.8710000000001" calcext:value-type="float">
            <text:p>17,8710000000001</text:p>
          </table:table-cell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table:formula="of:=ROUNDDOWN([.$B$8]*[.E99]^2 + [.$B$9]*[.E99])" office:value-type="float" office:value="1775725" calcext:value-type="float">
            <text:p>1775725</text:p>
          </table:table-cell>
          <table:table-cell table:formula="of:=[.F99]-[.F98]" office:value-type="float" office:value="36113" calcext:value-type="float">
            <text:p>36113</text:p>
          </table:table-cell>
          <table:table-cell table:formula="of:=[.F99] / [.$B$13]" office:value-type="float" office:value="887.8625" calcext:value-type="float">
            <text:p>887,8625</text:p>
          </table:table-cell>
          <table:table-cell table:formula="of:=[.H99]-[.H98]" office:value-type="float" office:value="18.0564999999999" calcext:value-type="float">
            <text:p>18,0564999999999</text:p>
          </table:table-cell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table:formula="of:=ROUNDDOWN([.$B$8]*[.E100]^2 + [.$B$9]*[.E100])" office:value-type="float" office:value="1812209" calcext:value-type="float">
            <text:p>1812209</text:p>
          </table:table-cell>
          <table:table-cell table:formula="of:=[.F100]-[.F99]" office:value-type="float" office:value="36484" calcext:value-type="float">
            <text:p>36484</text:p>
          </table:table-cell>
          <table:table-cell table:formula="of:=[.F100] / [.$B$13]" office:value-type="float" office:value="906.1045" calcext:value-type="float">
            <text:p>906,1045</text:p>
          </table:table-cell>
          <table:table-cell table:formula="of:=[.H100]-[.H99]" office:value-type="float" office:value="18.2420000000001" calcext:value-type="float">
            <text:p>18,2420000000001</text:p>
          </table:table-cell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table:formula="of:=ROUNDDOWN([.$B$8]*[.E101]^2 + [.$B$9]*[.E101])" office:value-type="float" office:value="1849064" calcext:value-type="float">
            <text:p>1849064</text:p>
          </table:table-cell>
          <table:table-cell table:formula="of:=[.F101]-[.F100]" office:value-type="float" office:value="36855" calcext:value-type="float">
            <text:p>36855</text:p>
          </table:table-cell>
          <table:table-cell table:formula="of:=[.F101] / [.$B$13]" office:value-type="float" office:value="924.532" calcext:value-type="float">
            <text:p>924,532</text:p>
          </table:table-cell>
          <table:table-cell table:formula="of:=[.H101]-[.H100]" office:value-type="float" office:value="18.4275" calcext:value-type="float">
            <text:p>18,4275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ROUNDDOWN([.$B$8]*[.E102]^2 + [.$B$9]*[.E102])" office:value-type="float" office:value="1886290" calcext:value-type="float">
            <text:p>1886290</text:p>
          </table:table-cell>
          <table:table-cell table:formula="of:=[.F102]-[.F101]" office:value-type="float" office:value="37226" calcext:value-type="float">
            <text:p>37226</text:p>
          </table:table-cell>
          <table:table-cell table:formula="of:=[.F102] / [.$B$13]" office:value-type="float" office:value="943.145" calcext:value-type="float">
            <text:p>943,145</text:p>
          </table:table-cell>
          <table:table-cell table:formula="of:=[.H102]-[.H101]" office:value-type="float" office:value="18.6129999999999" calcext:value-type="float">
            <text:p>18,612999999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.00.0000</text:date>, <text:time style:data-style-name="N2" text:time-value="23:31:55.88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1:09:09.537000000</meta:creation-date>
    <dc:date>2016-10-10T01:09:33.665000000</dc:date>
    <meta:editing-duration>PT42M36S</meta:editing-duration>
    <meta:editing-cycles>5</meta:editing-cycles>
    <meta:generator>LibreOffice/5.2.0.4$Windows_X86_64 LibreOffice_project/066b007f5ebcc236395c7d282ba488bca6720265</meta:generator>
    <dc:creator>David Vogel</dc:creator>
    <meta:document-statistic meta:table-count="1" meta:cell-count="520" meta:object-count="0"/>
  </office:meta>
</office:document-meta>
</file>